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28_07-35-2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28_02-32-32_000.jpg</text:p>
          </table:table-cell>
          <table:table-cell table:style-name="ce26" office:value-type="string">
            <text:p>:m :PHOTO 寝た時刻 / 2023 / オナニー、未了、duration=15m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15m時間ぐらい,other=~">
            <text:p>:m :PHOTO 寝た時刻 / 2023 / オナニー、未了、duration=15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1-27_16-58-36_000.jpg</text:p>
          </table:table-cell>
          <table:table-cell table:style-name="ce26" office:value-type="string">
            <text:p>:m #*# / memo:other(m:other) / topic=習字, about=,other=,id=~,content=検;算;読;解;総;類;食;被;膜;復;号;取;得;修;科;目;溶;液;配;置;型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検;算;読;解;総;類;食;被;膜;復;号;取;得;修;科;目;溶;液;配;置;型;">
            <text:p>:m #*# / memo:other(m:other) / topic=習字, about=,other=,id=~,content=検;算;読;解;総;類;食;被;膜;復;号;取;得;修;科;目;溶;液;配;置;型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1-27_16-57-36_000.jpg</text:p>
          </table:table-cell>
          <table:table-cell table:style-name="ce26" office:value-type="string">
            <text:p>:m RES 1*1 / free# JVEMV6 83#_94:1 / 83. chemistry / topics=無機質,w=アルマイト；電解酸化；酸化被膜；カルボニル基；シュウ酸；多孔質型,s=~,i=~,other=memo+:シュウ酸：製法；電子配置：Al~O~B~Ga;memo+:酸化被膜,next=,doc=r-1-1~1.4:『化学雑話』:p.88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7" office:value-type="string">
            <text:p>2023-01-27_13-56-2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27_21-19-2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1-28_07-50-5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27_17-59-47_000.jpg</text:p>
          </table:table-cell>
          <table:table-cell table:style-name="ce26" office:value-type="string">
            <text:p>:m #*# RES / JVEMV6 64#229_hattatsu_sugao / 『発達障害の素顔』 著者=山口真美,校注=~ / p.146 / w=眼窩前頭皮質；島皮質,topic=~,publisher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11];CONCATENATE([.C11];&quot; / &quot;;[.E9]))" office:value-type="string" office:string-value=":m #*# RES / JVEMV6 64#229_hattatsu_sugao / 『発達障害の素顔』 著者=山口真美,校注=~ / p.151 / w=ミラーニューロン・システムネットワーク；下前頭回弁蓋部；,topic=~,publisher=~,other=~">
            <text:p>:m #*# RES / JVEMV6 64#229_hattatsu_sugao / 『発達障害の素顔』 著者=山口真美,校注=~ / p.151 / w=ミラーニューロン・システムネットワーク；下前頭回弁蓋部；,topic=~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3-01-27_18-57-01_000.jpg</text:p>
          </table:table-cell>
          <table:table-cell table:style-name="ce26" office:value-type="string">
            <text:p>:m :篠笛,shinobue #*# / session-memo:session-1 / p.1-&lt;1&gt;:genre=melody:for-practice,session=hour-18,key=~,tempo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:篠笛,shinobue #*# / session-memo:session-1 / p.1-&lt;1&gt;:genre=melody:for-practice,session=hour-18,key=~,tempo=~">
            <text:p>:m :篠笛,shinobue #*# / session-memo:session-1 / p.1-&lt;1&gt;:genre=melody:for-practice,session=hour-18,key=~,tempo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8" office:value-type="string">
            <text:p>2023-01-28_12-05-10_000.jpg</text:p>
          </table:table-cell>
          <table:table-cell table:style-name="ce26" office:value-type="string">
            <text:p>:m #*# RES / JVEMV6 64#229_hattatsu_sugao / 『発達障害の素顔』 著者=山口真美,校注=~ / p.151 / w=ミラーニューロン・システムネットワーク；下前頭回弁蓋部；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JVEMV6 64#229_hattatsu_sugao / 『発達障害の素顔』 著者=山口真美,校注=~ / p.151 / w=ミラーニューロン・システムネットワーク；下前頭回弁蓋部；,topic=~,publisher=~,other=~">
            <text:p>:m #*# RES / JVEMV6 64#229_hattatsu_sugao / 『発達障害の素顔』 著者=山口真美,校注=~ / p.151 / w=ミラーニューロン・システムネットワーク；下前頭回弁蓋部；,topic=~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2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8">2023/01/28</text:date>, <text:time>13:05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8T13:05:46.17</dc:date>
    <dc:creator>iwabuchi ken</dc:creator>
    <meta:editing-duration>P53DT9H49M53S</meta:editing-duration>
    <meta:editing-cycles>17168</meta:editing-cycles>
    <meta:document-statistic meta:table-count="2" meta:cell-count="919" meta:object-count="0"/>
    <meta:user-defined meta:name="qrichtext">1</meta:user-defined>
  </office:meta>
</office:document-meta>
</file>